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d2687"/>
    </style:style>
    <style:style style:name="P2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it" fo:country="IT" fo:font-weight="bold" officeooo:paragraph-rsid="001ef76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it" fo:country="IT" fo:font-weight="bold" officeooo:paragraph-rsid="002583e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it" fo:country="IT" fo:font-weight="bold" officeooo:paragraph-rsid="0031154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it" fo:country="IT" fo:font-weight="bold" officeooo:paragraph-rsid="0063b3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it" fo:country="IT" fo:font-weight="normal" officeooo:paragraph-rsid="0067668e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6ab2f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6b580a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70ffd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it" fo:country="IT" fo:font-weight="normal" officeooo:paragraph-rsid="00784728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it" fo:country="IT" fo:font-weight="normal" officeooo:paragraph-rsid="007eab5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808eb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81adc3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paragraph-rsid="0082d5c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normal" officeooo:paragraph-rsid="0082f59e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normal" officeooo:paragraph-rsid="0083bdf5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it" fo:country="IT" fo:font-weight="normal" officeooo:paragraph-rsid="0085397f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it" fo:country="IT" fo:font-weight="normal" officeooo:paragraph-rsid="00591a9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it" fo:country="IT" fo:font-weight="normal" officeooo:paragraph-rsid="004e0778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it" fo:country="IT" fo:font-weight="normal" officeooo:paragraph-rsid="004ec013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43" style:family="paragraph" style:parent-style-name="Standard">
      <style:text-properties officeooo:paragraph-rsid="00263426"/>
    </style:style>
    <style:style style:name="P44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Liberation Serif" fo:font-size="14pt" fo:language="it" fo:country="IT" fo:font-weight="bold" officeooo:paragraph-rsid="00784728" style:font-size-asian="12.25pt" style:font-weight-asian="bold" style:font-size-complex="14pt" style:font-weight-complex="bold"/>
    </style:style>
    <style:style style:name="P46" style:family="paragraph" style:parent-style-name="Standard">
      <style:text-properties fo:color="#000000" style:font-name="Liberation Serif" fo:font-size="14pt" fo:language="it" fo:country="IT" fo:font-weight="bold" officeooo:paragraph-rsid="006ab2f4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Monospace" fo:font-size="10pt" fo:language="it" fo:country="IT" fo:font-weight="normal" officeooo:paragraph-rsid="006875fc" style:font-size-asian="10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Monospace" fo:font-size="10pt" officeooo:paragraph-rsid="006875fc" style:font-size-asian="10pt"/>
    </style:style>
    <style:style style:name="P49" style:family="paragraph" style:parent-style-name="Standard">
      <style:text-properties fo:color="#000000" style:font-name="Monospace" fo:font-size="10pt" officeooo:paragraph-rsid="00808eba" style:font-size-asian="10pt"/>
    </style:style>
    <style:style style:name="P50" style:family="paragraph" style:parent-style-name="Standard">
      <style:text-properties fo:color="#000000" style:font-name="Monospace"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51" style:family="paragraph" style:parent-style-name="Standard">
      <style:text-properties officeooo:paragraph-rsid="004ec013"/>
    </style:style>
    <style:style style:name="P52" style:family="paragraph" style:parent-style-name="Standard">
      <style:text-properties officeooo:paragraph-rsid="005f0acd"/>
    </style:style>
    <style:style style:name="P53" style:family="paragraph" style:parent-style-name="Standard">
      <style:text-properties officeooo:paragraph-rsid="006875fc"/>
    </style:style>
    <style:style style:name="P54" style:family="paragraph" style:parent-style-name="Standard">
      <style:text-properties officeooo:paragraph-rsid="0081adc3"/>
    </style:style>
    <style:style style:name="P55" style:family="paragraph" style:parent-style-name="Standard" style:master-page-name="Standard">
      <style:paragraph-properties style:page-number="auto"/>
      <style:text-properties fo:language="it" fo:country="IT" officeooo:paragraph-rsid="001d2687"/>
    </style:style>
    <style:style style:name="P56" style:family="paragraph" style:parent-style-name="Standard" style:list-style-name="L1">
      <style:text-properties fo:language="it" fo:country="IT" officeooo:paragraph-rsid="001d2687"/>
    </style:style>
    <style:style style:name="P57" style:family="paragraph" style:parent-style-name="Standard" style:list-style-name="L2">
      <style:text-properties officeooo:paragraph-rsid="0026a2f8"/>
    </style:style>
    <style:style style:name="P58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59" style:family="paragraph" style:parent-style-name="Standard" style:list-style-name="L3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60" style:family="paragraph" style:parent-style-name="Standard" style:list-style-name="L4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61" style:family="paragraph" style:parent-style-name="Standard" style:list-style-name="L5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62" style:family="paragraph" style:parent-style-name="Standard" style:list-style-name="L5">
      <style:text-properties fo:color="#000000" style:font-name="DejaVu Serif" fo:font-size="10.5pt" officeooo:paragraph-rsid="002f4972" style:font-name-asian="AR PL UMing HK1" style:font-size-asian="10.5pt" style:font-name-complex="Lohit Devanagari2" style:font-size-complex="10.5pt"/>
    </style:style>
    <style:style style:name="P63" style:family="paragraph" style:parent-style-name="Standard" style:list-style-name="L3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64" style:family="paragraph" style:parent-style-name="Standard" style:list-style-name="L5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65" style:family="paragraph" style:parent-style-name="Standard" style:list-style-name="L5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2" style:font-size-complex="10.5pt" style:font-weight-complex="normal"/>
    </style:style>
    <style:style style:name="P66" style:family="paragraph" style:parent-style-name="Standard" style:list-style-name="L7">
      <style:text-properties fo:color="#000000"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67" style:family="paragraph" style:parent-style-name="Standard" style:list-style-name="L7">
      <style:text-properties fo:color="#000000" style:font-name="Liberation Serif" fo:font-size="12pt" fo:language="it" fo:country="IT" fo:font-weight="bold" officeooo:paragraph-rsid="003de583" style:font-size-asian="10.5pt" style:font-weight-asian="bold" style:font-size-complex="12pt" style:font-weight-complex="bold"/>
    </style:style>
    <style:style style:name="P68" style:family="paragraph" style:parent-style-name="Standard" style:list-style-name="L6">
      <style:text-properties officeooo:paragraph-rsid="00407ef0"/>
    </style:style>
    <style:style style:name="P69" style:family="paragraph" style:parent-style-name="Standard" style:list-style-name="L6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70" style:family="paragraph" style:parent-style-name="Standard" style:list-style-name="L6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text-properties fo:font-size="12pt" fo:language="it" fo:country="IT" fo:font-weight="normal" officeooo:paragraph-rsid="00407ef0" style:font-size-asian="10.5pt" style:font-weight-asian="normal" style:font-size-complex="12pt" style:font-weight-complex="normal"/>
    </style:style>
    <style:style style:name="P72" style:family="paragraph" style:parent-style-name="Standard" style:list-style-name="L7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74" style:family="paragraph" style:parent-style-name="Standard" style:list-style-name="L9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75" style:family="paragraph" style:parent-style-name="Standard" style:list-style-name="L10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76" style:family="paragraph" style:parent-style-name="Standard" style:list-style-name="L11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77" style:family="paragraph" style:parent-style-name="Standard" style:list-style-name="L12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78" style:family="paragraph" style:parent-style-name="Standard" style:list-style-name="L13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79" style:family="paragraph" style:parent-style-name="Standard" style:list-style-name="L14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language="it" fo:country="IT" fo:font-weight="normal" officeooo:paragraph-rsid="007213fa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language="it" fo:country="IT" fo:font-weight="normal" officeooo:rsid="0088973a" officeooo:paragraph-rsid="0088973a" style:font-size-asian="12pt" style:font-weight-asian="normal" style:font-size-complex="12pt" style:font-weight-complex="normal"/>
    </style:style>
    <style:style style:name="P82" style:family="paragraph" style:parent-style-name="Standard">
      <style:text-properties fo:font-size="12pt" fo:language="it" fo:country="IT" fo:font-weight="normal" officeooo:paragraph-rsid="00784728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language="it" fo:country="IT" fo:font-weight="normal" officeooo:paragraph-rsid="0088973a" style:font-size-asian="12pt" style:font-weight-asian="normal" style:font-size-complex="12pt" style:font-weight-complex="normal"/>
    </style:style>
    <style:style style:name="P84" style:family="paragraph" style:parent-style-name="Standard" style:list-style-name="L7">
      <style:text-properties fo:font-size="12pt" fo:language="it" fo:country="IT" fo:font-weight="bold" officeooo:paragraph-rsid="003cbe07" style:font-size-asian="10.5pt" style:font-weight-asian="bold" style:font-size-complex="12pt" style:font-weight-complex="bold"/>
    </style:style>
    <style:style style:name="P85" style:family="paragraph" style:parent-style-name="Standard" style:list-style-name="L17">
      <style:text-properties fo:font-size="12pt" fo:language="it" fo:country="IT" fo:font-weight="bold" officeooo:paragraph-rsid="00808eba" style:font-size-asian="12pt" style:font-weight-asian="bold" style:font-size-complex="12pt" style:font-weight-complex="bold"/>
    </style:style>
    <style:style style:name="P86" style:family="paragraph" style:parent-style-name="Standard" style:list-style-name="L7">
      <style:text-properties officeooo:paragraph-rsid="003cbe07"/>
    </style:style>
    <style:style style:name="P87" style:family="paragraph" style:parent-style-name="Standard" style:list-style-name="L7">
      <style:text-properties officeooo:paragraph-rsid="003de583"/>
    </style:style>
    <style:style style:name="P88" style:family="paragraph" style:parent-style-name="Standard" style:list-style-name="L8">
      <style:text-properties officeooo:paragraph-rsid="005c44a4"/>
    </style:style>
    <style:style style:name="P89" style:family="paragraph" style:parent-style-name="Standard" style:list-style-name="L8">
      <style:text-properties officeooo:paragraph-rsid="00421e38"/>
    </style:style>
    <style:style style:name="P90" style:family="paragraph" style:parent-style-name="Standard" style:list-style-name="L8">
      <style:text-properties officeooo:paragraph-rsid="0047f898"/>
    </style:style>
    <style:style style:name="P91" style:family="paragraph" style:parent-style-name="Standard" style:list-style-name="L9">
      <style:text-properties officeooo:paragraph-rsid="005c44a4"/>
    </style:style>
    <style:style style:name="P92" style:family="paragraph" style:parent-style-name="Standard" style:list-style-name="L10">
      <style:text-properties officeooo:paragraph-rsid="0047f898"/>
    </style:style>
    <style:style style:name="P93" style:family="paragraph" style:parent-style-name="Standard" style:list-style-name="L10">
      <style:text-properties fo:color="#ff0000" style:font-name="Monospace" fo:font-size="10pt" fo:language="it" fo:country="IT" fo:font-weight="normal" officeooo:paragraph-rsid="0047f898" style:font-size-asian="10pt" style:font-weight-asian="normal" style:font-size-complex="12pt" style:font-weight-complex="normal"/>
    </style:style>
    <style:style style:name="P94" style:family="paragraph" style:parent-style-name="Standard" style:list-style-name="L13">
      <style:text-properties officeooo:paragraph-rsid="006875fc"/>
    </style:style>
    <style:style style:name="P95" style:family="paragraph" style:parent-style-name="Standard" style:list-style-name="L14">
      <style:text-properties officeooo:paragraph-rsid="0070ffd0"/>
    </style:style>
    <style:style style:name="P96" style:family="paragraph" style:parent-style-name="Standard" style:list-style-name="L15">
      <style:text-properties officeooo:paragraph-rsid="0081adc3"/>
    </style:style>
    <style:style style:name="P97" style:family="paragraph" style:parent-style-name="Standard" style:list-style-name="L16">
      <style:text-properties officeooo:paragraph-rsid="00808eba"/>
    </style:style>
    <style:style style:name="P98" style:family="paragraph" style:parent-style-name="Standard" style:list-style-name="L17">
      <style:text-properties officeooo:paragraph-rsid="00808eba"/>
    </style:style>
    <style:style style:name="T1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7" style:family="text">
      <style:text-properties fo:color="#000000" style:font-name="Monospace" fo:font-size="12pt" fo:language="it" fo:country="I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style:font-name="Monospace" fo:font-size="12pt" fo:language="it" fo:country="I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language="it" fo:country="I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style:font-size-asian="12pt" style:font-size-complex="12pt"/>
    </style:style>
    <style:style style:name="T13" style:family="text">
      <style:text-properties fo:color="#000000" style:font-name="Liberation Serif" fo:font-weight="bold" style:font-weight-asian="bold" style:font-weight-complex="bold"/>
    </style:style>
    <style:style style:name="T14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15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6a3e3e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20" style:family="text">
      <style:text-properties fo:color="#ff0000" style:font-name="Liberation Serif" fo:font-size="16pt" style:font-size-asian="16pt" style:font-size-complex="16pt"/>
    </style:style>
    <style:style style:name="T21" style:family="text">
      <style:text-properties fo:color="#1a1a1a" style:font-name="Monospace" fo:font-size="10pt" style:text-underline-style="none" style:font-size-asian="10pt"/>
    </style:style>
    <style:style style:name="T22" style:family="text">
      <style:text-properties fo:color="#0000c0" style:font-name="Monospace" fo:font-size="10pt" style:font-size-asian="10pt"/>
    </style:style>
    <style:style style:name="T23" style:family="text">
      <style:text-properties officeooo:rsid="0088973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list xml:id="list6779921936925005912" text:style-name="L1">
        <text:list-item>
          <text:p text:style-name="P56">Patterns utilizzati e loro impiego</text:p>
          <text:list>
            <text:list-item>
              <text:p text:style-name="P56">Model-View-Controller [Su Server, e su Client]</text:p>
            </text:list-item>
            <text:list-item>
              <text:p text:style-name="P56">Command [per la logica del turno, con le azioni incapsulate in oggetti (v.DesignNotebook)]</text:p>
            </text:list-item>
            <text:list-item>
              <text:p text:style-name="P56">Observer – Observable [in più occasioni, sul Server e sul Client]</text:p>
            </text:list-item>
            <text:list-item>
              <text:p text:style-name="P56">Singleton [non credo che resti un Server-wide singleton, a parte il Server stesso, cercare se c'è qualche game-wide singleton]</text:p>
            </text:list-item>
            <text:list-item>
              <text:p text:style-name="P56">Proxy (in ProxyToServer, anche se la nostra è una variante)</text:p>
            </text:list-item>
            <text:list-item>
              <text:p text:style-name="P56">State (sepolto in gamemap&gt;qdgenerator)</text:p>
            </text:list-item>
            <text:list-item>
              <text:p text:style-name="P56">Factory (il mapCreator dentro a Master) ???</text:p>
            </text:list-item>
            <text:list-item>
              <text:p text:style-name="P56">e?</text:p>
            </text:list-item>
          </text:list>
        </text:list-item>
      </text:list>
      <text:p text:style-name="P1"/>
      <text:p text:style-name="P2">Design patterns utilizzati</text:p>
      <text:p text:style-name="P2"/>
      <text:p text:style-name="P3">1. Model-View-Controller</text:p>
      <text:p text:style-name="P7"/>
      <text:p text:style-name="P8">Model: Contiene informazioni sullo stato dell'applicazione, e le entità che ne fanno parte.</text:p>
      <text:p text:style-name="P8">Controller: Contiene la logica dell'applicazione, in base all'input ricevuto effettua modifiche sullo stato (sul Model).</text:p>
      <text:p text:style-name="P8">View: <text:s/>Gestisce l'acquisizione dell'input (che sia il Server dall'utente, o il Client dal Server)</text:p>
      <text:p text:style-name="P7"/>
      <text:p text:style-name="P43">Il pattern viene impiegato sia nella struttura del Server che in quella del client. </text:p>
      <text:p text:style-name="P43">(v. capitolo 1.1 Struttura generale - Perchè scegliere un doppio Model-View-Controller).</text:p>
      <text:p text:style-name="Standard"/>
      <text:p text:style-name="P4">2. Command</text:p>
      <text:p text:style-name="P25">Incapsula un'azione da eseguire, ponendola all'interno di un oggetto dedicato.</text:p>
      <text:p text:style-name="P26">[immagine: CommandPattern]</text:p>
      <text:p text:style-name="P25">Partecipanti: </text:p>
      <text:list xml:id="list5917110670424769052" text:style-name="L2">
        <text:list-item>
          <text:p text:style-name="P57"><text:span text:style-name="T3">Command :</text:span><text:span text:style-name="T1"> dichiara un'interfaccia per l'esecuzione di una operazione</text:span></text:p>
        </text:list-item>
        <text:list-item>
          <text:p text:style-name="P57"><text:span text:style-name="T3">ConcreteCommand :</text:span><text:span text:style-name="T1"> implementa l'interfaccia Command per eseguire una operazione; contiene il riferimento al Receiver</text:span></text:p>
        </text:list-item>
        <text:list-item>
          <text:p text:style-name="P57"><text:span text:style-name="T3">Receiver : </text:span><text:span text:style-name="T1">contiene le funzioni per eseguire le operazioni ordinate dal ConcreteCommand</text:span></text:p>
        </text:list-item>
        <text:list-item>
          <text:p text:style-name="P57"><text:span text:style-name="T3">Client:</text:span><text:span text:style-name="T1"> Crea un ConcreteCommand e gli fornisce un riferimento al receiver</text:span></text:p>
        </text:list-item>
        <text:list-item>
          <text:p text:style-name="P57"><text:span text:style-name="T3">Invoker :</text:span><text:span text:style-name="T1"> Invoca i metodi del ConcreteCommand, ordinandogli di eseguire l'azione richiesta sul Receiver</text:span></text:p>
        </text:list-item>
      </text:list>
      <text:p text:style-name="P26"/>
      <text:p text:style-name="P44">Il pattern costituisce il core della logica applicativa del turno di gioco; i ruoli delle classi nel pattern sono i seguenti:</text:p>
      <text:list xml:id="list2895169196363345913" text:style-name="L3">
        <text:list-item>
          <text:list>
            <text:list-header>
              <text:p text:style-name="P58"/>
            </text:list-header>
          </text:list>
        </text:list-item>
      </text:list>
      <text:list xml:id="list2624469074295668882" text:style-name="L4">
        <text:list-item>
          <text:p text:style-name="P60"><text:span text:style-name="T17">Command</text:span>: le interfacce:</text:p>
          <text:list>
            <text:list-item>
              <text:p text:style-name="P60">CellAction</text:p>
            </text:list-item>
            <text:list-item>
              <text:p text:style-name="P60">CardAction</text:p>
            </text:list-item>
            <text:list-item>
              <text:p text:style-name="P60">playerCommand</text:p>
            </text:list-item>
          </text:list>
          <text:p text:style-name="P60"/>
        </text:list-item>
        <text:list-item>
          <text:p text:style-name="P60"><text:span text:style-name="T17">ConcreteCommand:</text:span> </text:p>
          <text:list>
            <text:list-item>
              <text:p text:style-name="P60">implementano CellAction : </text:p>
              <text:p text:style-name="P60">GetEscapeCardAction, GetSectorCardAction, NoCellAction</text:p>
            </text:list-item>
            <text:list-item>
              <text:p text:style-name="P60">implementano CardAction : </text:p>
              <text:p text:style-name="P60">NoiseAnywhere, NoiseAnywhereWithObject, NoiseHere, NoiseHereWithObject, <text:soft-page-break/>Silence, SilenceWithObject, Escape, CanNotEscape, DrawObjectCard</text:p>
            </text:list-item>
            <text:list-item>
              <text:p text:style-name="P60">implementano ObjectCardAction: </text:p>
              <text:p text:style-name="P60">Adrenaline, Sedatives, Lights, Teleport, AttackOrder, Defense</text:p>
            </text:list-item>
          </text:list>
        </text:list-item>
      </text:list>
      <text:p text:style-name="P44"/>
      <text:list xml:id="list105430890113133" text:continue-list="list2895169196363345913" text:style-name="L3">
        <text:list-item>
          <text:p text:style-name="P63">Invoker:</text:p>
          <text:list>
            <text:list-item>
              <text:p text:style-name="P59">TurnHandler, TurnHandlerAlien, TurnHandlerHuman</text:p>
            </text:list-item>
          </text:list>
        </text:list-item>
      </text:list>
      <text:list xml:id="list3650859782645394512" text:style-name="L5">
        <text:list-item>
          <text:list>
            <text:list-header>
              <text:p text:style-name="P61"/>
            </text:list-header>
          </text:list>
        </text:list-item>
        <text:list-item>
          <text:p text:style-name="P64">Receiver:</text:p>
          <text:list>
            <text:list-item>
              <text:p text:style-name="P61">Il Player, e le sue sottoclassi Human e Alien, che contengono i metodi setter per modificare il loro stato</text:p>
            </text:list-item>
            <text:list-item>
              <text:p text:style-name="P61">La GameMap, che contiene le posizioni dei Player</text:p>
              <text:p text:style-name="P61"/>
            </text:list-item>
          </text:list>
        </text:list-item>
        <text:list-item>
          <text:p text:style-name="P64">Client</text:p>
          <text:list>
            <text:list-item>
              <text:p text:style-name="P62">UserMessagesReporter, che crea il comando Movecommand e lo ritorna all'Invoker (TurnHandler)</text:p>
            </text:list-item>
            <text:list-item>
              <text:p text:style-name="P61">TurnHandler, che crea il comando DrawObjectCard</text:p>
            </text:list-item>
            <text:list-item>
              <text:p text:style-name="P61">Le SectorCard, che creano CardActions e le ritornano </text:p>
            </text:list-item>
            <text:list-item>
              <text:p text:style-name="P65">Le ObjectCard, <text:s/>che creano ObjectCardActions e le ritornano al TurnHandler</text:p>
            </text:list-item>
          </text:list>
        </text:list-item>
      </text:list>
      <text:p text:style-name="P25"/>
      <text:p text:style-name="P5">3. Observer – Observable</text:p>
      <text:p text:style-name="P27"/>
      <text:p text:style-name="P27">Definisce un legame tra l'oggetto Publisher e uno o più oggetti Subscriber. Quando il Publisher subisce una modifica del suo stato, tutti i Subscriber ricevono la notifica e possono compiere operazioni di aggiornamento.</text:p>
      <text:p text:style-name="P27"/>
      <text:p text:style-name="P28">Partecipanti:</text:p>
      <text:p text:style-name="P28"/>
      <text:list xml:id="list1505044557655573416" text:style-name="L6">
        <text:list-item>
          <text:p text:style-name="P69"><text:span text:style-name="T17">Subject:</text:span> Provvede un'interfaccia per aggiungere o escludere degli oggetti Observer</text:p>
        </text:list-item>
        <text:list-item>
          <text:p text:style-name="P69"><text:span text:style-name="T17">Observer :</text:span> definisce un'interfaccia per effettuare l'aggiornamento quando lo stato del Subject cambia.</text:p>
        </text:list-item>
        <text:list-item>
          <text:p text:style-name="P69"><text:span text:style-name="T17">ConcreteSubject :</text:span> implementa l'interfaccia Subject. Contiene le informazioni di interesse per i ConcreteObserver, e manda una notifica ai ConcreteObserver quando lo stato cambia</text:p>
        </text:list-item>
        <text:list-item>
          <text:p text:style-name="P69"><text:span text:style-name="T17">ConcreteObserver:</text:span> mantiene un riferimento ai ConcreteSubject; implementa l'interfaccia Observer, per aggiornarsi quando lo stato dei ConcreteSubject cambia.</text:p>
        </text:list-item>
      </text:list>
      <text:p text:style-name="P29"/>
      <text:p text:style-name="P36">I casi in cui viene impiegato il pattern Observer-Observable sono:</text:p>
      <text:p text:style-name="P30"/>
      <text:p text:style-name="P39">Caso 1: </text:p>
      <text:p text:style-name="P34">Nel Server,<text:span text:style-name="T9"> </text:span><text:span text:style-name="T20">AsyncUserListener</text:span></text:p>
      <text:list xml:id="list8269794632456134134" text:style-name="L7">
        <text:list-item>
          <text:p text:style-name="P84">Subject : </text:p>
          <text:list>
            <text:list-item>
              <text:p text:style-name="P86"><text:span text:style-name="T1">interfaccia </text:span><text:span text:style-name="T5">MessagingChannelInterface,</text:span><text:span text:style-name="T7"> </text:span><text:span text:style-name="T10">con i metodi </text:span><text:span text:style-name="T14">public</text:span><text:span text:style-name="T5"> </text:span><text:span text:style-name="T16">void</text:span><text:span text:style-name="T5"> addObserver(Observer </text:span><text:span text:style-name="T18">o</text:span><text:span text:style-name="T5">) </text:span><text:span text:style-name="T10"><text:s/>e </text:span><text:span text:style-name="T14">public</text:span><text:span text:style-name="T5"> </text:span><text:span text:style-name="T16">void</text:span><text:span text:style-name="T5"> killConnection();</text:span></text:p>
            </text:list-item>
            <text:list-item>
              <text:p text:style-name="P66">interfaccia predefinita Observable</text:p>
            </text:list-item>
          </text:list>
        </text:list-item>
        <text:list-item>
          <text:p text:style-name="P72"><text:span text:style-name="T13">Observer:</text:span><text:span text:style-name="T9"> interfaccia predefinita Observer</text:span></text:p>
        </text:list-item>
        <text:list-item>
          <text:p text:style-name="P67">ConcreteSubject: </text:p>
          <text:list>
            <text:list-item>
              <text:p text:style-name="P87"><text:span text:style-name="T16">public</text:span><text:span text:style-name="T5"> </text:span><text:span text:style-name="T16">class</text:span><text:span text:style-name="T5"> MessagingChannelStrings </text:span><text:span text:style-name="T16">extends</text:span><text:span text:style-name="T5"> Observable </text:span><text:span text:style-name="T16">implements</text:span><text:span text:style-name="T5"> MessagingChannelInterface</text:span></text:p>
            </text:list-item>
            <text:list-item>
              <text:p text:style-name="P87"><text:span text:style-name="T16">public</text:span><text:span text:style-name="T5"> </text:span><text:span text:style-name="T16">class</text:span><text:span text:style-name="T5"> SocketCommunication </text:span><text:span text:style-name="T16">extends</text:span><text:span text:style-name="T5"> MessagingChannelStrings </text:span></text:p>
            </text:list-item>
          </text:list>
        </text:list-item>
        <text:list-item>
          <text:p text:style-name="P73"><text:soft-page-break/><text:span text:style-name="T13">ConcreteObserver:</text:span><text:span text:style-name="T9"> </text:span><text:span text:style-name="T20">??</text:span></text:p>
          <text:p text:style-name="P72"/>
        </text:list-item>
      </text:list>
      <text:p text:style-name="P30"/>
      <text:p text:style-name="P40">Caso 2: </text:p>
      <text:p text:style-name="P52"><text:span text:style-name="T1">Nel Server, quando il Controller chiama AnnouncerStrings per mandare un messaggio in broadcast ai Client connessi tramite Socket, AnnouncerStrings crea il messaggio appropriato a seconda del metodo chiamato, lo conserva nella sua variabile </text:span><text:span text:style-name="T5">String </text:span><text:span text:style-name="T22">message</text:span><text:span text:style-name="T1"> e esegue </text:span><text:span text:style-name="T6">notifyObservers();</text:span></text:p>
      <text:p text:style-name="P52"><text:span text:style-name="T10">Tutti gli oggetti di tipo Connection associati ai vari Client vengono notificati; <text:s/>eseguono quindi </text:span><text:span text:style-name="T19">announcerStrings</text:span><text:span text:style-name="T5">.getMessage()</text:span><text:span text:style-name="T12"> e inviano il messaggio ai Client sul Socket.</text:span></text:p>
      <text:p text:style-name="P35"/>
      <text:list xml:id="list1800244569036806552" text:style-name="L8">
        <text:list-item>
          <text:p text:style-name="P88"><text:span text:style-name="T3">Subject: </text:span><text:span text:style-name="T10">interfaccia predefinita Observable</text:span></text:p>
        </text:list-item>
      </text:list>
      <text:list xml:id="list6936030810909061134" text:style-name="L9">
        <text:list-item>
          <text:p text:style-name="P74"><text:span text:style-name="T17">Observer :</text:span><text:span text:style-name="T9">interfaccia predefinita Observer</text:span></text:p>
        </text:list-item>
        <text:list-item>
          <text:p text:style-name="P91"><text:span text:style-name="T3">ConcreteSubject : </text:span><text:span text:style-name="T15">public</text:span><text:span text:style-name="T5"> </text:span><text:span text:style-name="T16">class</text:span><text:span text:style-name="T5"> AnnouncerStrings </text:span><text:span text:style-name="T16">extends</text:span><text:span text:style-name="T5"> Observable </text:span></text:p>
        </text:list-item>
        <text:list-item>
          <text:p text:style-name="P91"><text:span text:style-name="T3">ConcreteObserver :</text:span><text:span text:style-name="T1"> </text:span><text:span text:style-name="T16">public</text:span><text:span text:style-name="T5"> </text:span><text:span text:style-name="T16">class</text:span><text:span text:style-name="T5"> Connection </text:span><text:span text:style-name="T16">implements</text:span><text:span text:style-name="T5"> Observer</text:span></text:p>
        </text:list-item>
      </text:list>
      <text:p text:style-name="P30"/>
      <text:p text:style-name="P41">Caso 3: </text:p>
      <text:p text:style-name="P32">Nel Client, la classe Updater, all'interno del Controller, osserva la classe ClientSocketChannel nella Connection, che riceve i messaggi (le stringhe) inviate dal Server.</text:p>
      <text:p text:style-name="P32">Quando un messaggio arriva, l'Updater viene notificato, e invoca il metodo processMessage(message); questo metodo provocherà dei cambiamenti nella View e/o nel Model, a seconda del messaggio</text:p>
      <text:p text:style-name="P31"/>
      <text:list xml:id="list105430869820137" text:continue-list="list1800244569036806552" text:style-name="L8">
        <text:list-item>
          <text:p text:style-name="P89"><text:span text:style-name="T3">Subject: </text:span><text:span text:style-name="T10">interfaccia predefinita Observable</text:span></text:p>
        </text:list-item>
      </text:list>
      <text:list xml:id="list105430992568525" text:continue-list="list1505044557655573416" text:style-name="L6">
        <text:list-item>
          <text:p text:style-name="P70"><text:span text:style-name="T17">Observer :</text:span><text:span text:style-name="T9">interfaccia predefinita Observer</text:span></text:p>
        </text:list-item>
        <text:list-item>
          <text:p text:style-name="P68"><text:span text:style-name="T3">ConcreteSubject : </text:span><text:span text:style-name="T14">public</text:span><text:span text:style-name="T5"> </text:span><text:span text:style-name="T16">class</text:span><text:span text:style-name="T5"> ClientSocketChannel </text:span><text:span text:style-name="T16">extends</text:span><text:span text:style-name="T5"> Observable</text:span></text:p>
        </text:list-item>
        <text:list-item>
          <text:p text:style-name="P68"><text:span text:style-name="T3">ConcreteObserver :</text:span><text:span text:style-name="T1"> </text:span><text:span text:style-name="T14">public</text:span><text:span text:style-name="T5"> </text:span><text:span text:style-name="T16">abstract</text:span><text:span text:style-name="T5"> </text:span><text:span text:style-name="T16">class</text:span><text:span text:style-name="T5"> Updater </text:span><text:span text:style-name="T16">implements</text:span><text:span text:style-name="T5"> Observer</text:span></text:p>
          <text:p text:style-name="P71"/>
        </text:list-item>
      </text:list>
      <text:p text:style-name="P42">Caso 4:</text:p>
      <text:p text:style-name="P37">Nel Client, la classe SmartSwingView, all'interno del package view.gui, osserva la classe ModelForGUI nel package model. </text:p>
      <text:p text:style-name="P38">Il Controller (più precisamente, la classe Updater) effettua una serie di modifiche in ModelForGUI, <text:s/>dopodichè invoca il metodo :</text:p>
      <text:p text:style-name="P51"><text:span text:style-name="T1"><text:s/></text:span><text:span text:style-name="T16">public</text:span><text:span text:style-name="T5"> </text:span><text:span text:style-name="T16">void</text:span><text:span text:style-name="T5"> finishedUpdating() {...notifyObservers();}, </text:span><text:span text:style-name="T12">e in risposta la SwingView aggiorna i suoi pannelli estraendo i dati del ModelForGUI.</text:span></text:p>
      <text:p text:style-name="P33"><text:s/></text:p>
      <text:list xml:id="list105430359879113" text:continue-list="list105430869820137" text:style-name="L8">
        <text:list-item>
          <text:p text:style-name="P90"><text:span text:style-name="T3">Subject:</text:span><text:span text:style-name="T1"> </text:span><text:span text:style-name="T10">interfaccia predefinita Observable</text:span></text:p>
        </text:list-item>
      </text:list>
      <text:list xml:id="list935505423435663254" text:style-name="L10">
        <text:list-item>
          <text:p text:style-name="P75"><text:span text:style-name="T17">Observer : </text:span><text:span text:style-name="T9">interfaccia predefinita Observer</text:span></text:p>
        </text:list-item>
        <text:list-item>
          <text:p text:style-name="P92"><text:span text:style-name="T3">ConcreteSubject :</text:span><text:span text:style-name="T1"> </text:span><text:span text:style-name="T14">public</text:span><text:span text:style-name="T6"> </text:span><text:span text:style-name="T14">class</text:span><text:span text:style-name="T6"> ModelForGUI </text:span><text:span text:style-name="T14">extends</text:span><text:span text:style-name="T6"> Observable</text:span></text:p>
        </text:list-item>
        <text:list-item>
          <text:p text:style-name="P92"><text:span text:style-name="T3">ConcreteObserver: </text:span><text:span text:style-name="T16">public</text:span><text:span text:style-name="T5"> </text:span><text:span text:style-name="T16">class</text:span><text:span text:style-name="T5"> SmartSwingView </text:span><text:span text:style-name="T16">extends</text:span><text:span text:style-name="T5"> DumbSwingView </text:span><text:span text:style-name="T16">implements</text:span><text:span text:style-name="T5"> </text:span><text:span text:style-name="T21">Observer</text:span></text:p>
          <text:p text:style-name="P93"/>
        </text:list-item>
      </text:list>
      <text:p text:style-name="P33"/>
      <text:p text:style-name="P33"/>
      <text:p text:style-name="P6">4. Singleton</text:p>
      <text:p text:style-name="P9"/>
      <text:p text:style-name="P10">Assicura che una classe possa istanziare un solo oggetto, e provvede un unico punto di accesso.</text:p>
      <text:p text:style-name="P10"/>
      <text:p text:style-name="P10">Partecipanti: </text:p>
      <text:list xml:id="list4806353940381126741" text:style-name="L11">
        <text:list-item>
          <text:p text:style-name="P76"><text:soft-page-break/><text:span text:style-name="T17">Singleton:</text:span> definisce un'operazione che permette di creare un'unica istanza di un oggetto, e di accedervi.</text:p>
        </text:list-item>
      </text:list>
      <text:p text:style-name="P10"/>
      <text:p text:style-name="P12">Elenco di Singleton:</text:p>
      <text:list xml:id="list5338988886645855363" text:style-name="L12">
        <text:list-item>
          <text:p text:style-name="P77">Nel Server, la classe che costruisce il Server per gestire le connessioni con i Client attraverso Socket.</text:p>
        </text:list-item>
      </text:list>
      <text:p text:style-name="P53"><text:span text:style-name="T14"><text:tab/>public</text:span><text:span text:style-name="T6"> </text:span><text:span text:style-name="T14">class</text:span><text:span text:style-name="T6"> ServerSocketCore , </text:span><text:span text:style-name="T11">con i metodi </text:span></text:p>
      <text:p text:style-name="P53"><text:span text:style-name="T6"><text:tab/></text:span><text:span text:style-name="T16">public</text:span><text:span text:style-name="T5"> </text:span><text:span text:style-name="T16">static</text:span><text:span text:style-name="T5"> ServerSocketCore createServerInstance(GlobalSettings </text:span><text:span text:style-name="T18">locals</text:span><text:span text:style-name="T5">)</text:span></text:p>
      <text:p text:style-name="P53"><text:span text:style-name="T5"><text:tab/>e </text:span><text:span text:style-name="T16">public</text:span><text:span text:style-name="T5"> </text:span><text:span text:style-name="T16">static</text:span><text:span text:style-name="T5"> ServerSocketCore getServerInstance()</text:span></text:p>
      <text:p text:style-name="P48"/>
      <text:p text:style-name="P47"/>
      <text:list xml:id="list449366194155382028" text:style-name="L13">
        <text:list-item>
          <text:p text:style-name="P78">Nel Server, allo stesso modo, il Server per gestire le connessioni con i Client attraverso RMI.</text:p>
          <text:p text:style-name="P94"><text:span text:style-name="T14">public</text:span><text:span text:style-name="T5"> </text:span><text:span text:style-name="T16">class</text:span><text:span text:style-name="T5"> ServerRMICore</text:span><text:span text:style-name="T8">, </text:span><text:span text:style-name="T11">con il metodo</text:span></text:p>
          <text:p text:style-name="P94"><text:span text:style-name="T14">public</text:span><text:span text:style-name="T5"> </text:span><text:span text:style-name="T16">static</text:span><text:span text:style-name="T5"> ServerRMICore getServerInstance(GlobalSettings </text:span><text:span text:style-name="T18">locals</text:span><text:span text:style-name="T5">)</text:span></text:p>
        </text:list-item>
      </text:list>
      <text:p text:style-name="P50"/>
      <text:p text:style-name="P46">5. Proxy</text:p>
      <text:p text:style-name="P11"/>
      <text:p text:style-name="P11"/>
      <text:p text:style-name="P13">Un oggetto agisce da intermediario e/o sostituto per un altro oggetto. Le ragioni possono essere varie (evitare l'istanziazione di un oggetto pesante in termini di risorse, controllare l'accesso a un oggetto, gestire alcune richieste in un contesto locale invece di richiedere di gestirle in remoto, etc.)</text:p>
      <text:p text:style-name="P13"/>
      <text:p text:style-name="P14">In particolare, un <text:span text:style-name="T17">remote proxy</text:span> fornisce un rappresentante locale per un oggetto remoto.</text:p>
      <text:p text:style-name="P14"/>
      <text:p text:style-name="P15">Partecipanti:</text:p>
      <text:list xml:id="list1854374807631867321" text:style-name="L14">
        <text:list-item>
          <text:p text:style-name="P79"><text:span text:style-name="T17">Subject:</text:span> l'interfaccia comune al Proxy e al Real Subject</text:p>
        </text:list-item>
        <text:list-item>
          <text:p text:style-name="P79"><text:span text:style-name="T17">Proxy:</text:span> implementa l'interfaccia Subject (può quindi essere usato al posto del Real Subject); mantiene un riferimento al Real Subject (può inviargli richieste se occorre).</text:p>
        </text:list-item>
        <text:list-item>
          <text:p text:style-name="P79"><text:span text:style-name="T17">Real Subject</text:span>: l'oggetto rappresentato dal Proxy</text:p>
        </text:list-item>
      </text:list>
      <text:p text:style-name="P16"/>
      <text:p text:style-name="P16">Utilizzo:</text:p>
      <text:p text:style-name="P80">Nella comunicazione Client-Server di tipo RMI, <text:s/>è un oggetto locale sul client che è in grado di inviare al Server delle richieste, e inoltre invia al Server un riferimento a se stesso, provvedendo così all'autenticazione.</text:p>
      <text:p text:style-name="P81">Qui è presente una sottile variazione sul tema rispetto al proxy standard, dato che la funzionalità di autenticazione è fornita attraverso metodi overloaded, in modo da semplificare il compito del chiamante.</text:p>
      <text:list xml:id="list105430000875198" text:continue-numbering="true" text:style-name="L14">
        <text:list-item>
          <text:p text:style-name="P95"><text:span text:style-name="T4">Subject:</text:span><text:span text:style-name="T2"> </text:span><text:span text:style-name="T16">public</text:span><text:span text:style-name="T5"> </text:span><text:span text:style-name="T16">interface</text:span><text:span text:style-name="T5"> ServerRemoteInterface. </text:span><text:span text:style-name="T12">Definisce tutti i metodi che il client può invocare sul Server da remoto.</text:span></text:p>
        </text:list-item>
        <text:list-item>
          <text:p text:style-name="P95"><text:span text:style-name="T4">Proxy:</text:span><text:span text:style-name="T2"> </text:span><text:span text:style-name="T16">public</text:span><text:span text:style-name="T5"> </text:span><text:span text:style-name="T16">class</text:span><text:span text:style-name="T5"> ProxyToServer </text:span><text:span text:style-name="T16">implements</text:span><text:span text:style-name="T5"> </text:span><text:span text:style-name="T21">ServerRemoteInterface</text:span></text:p>
        </text:list-item>
        <text:list-item>
          <text:p text:style-name="P95"><text:span text:style-name="T4">Real Subject</text:span><text:span text:style-name="T2">: </text:span><text:span text:style-name="T16">public</text:span><text:span text:style-name="T5"> </text:span><text:span text:style-name="T16">class</text:span><text:span text:style-name="T5"> ServerRMICore </text:span><text:span text:style-name="T16">implements</text:span><text:span text:style-name="T5"> ServerRemoteInterface</text:span></text:p>
        </text:list-item>
      </text:list>
      <text:p text:style-name="P16"/>
      <text:p text:style-name="P16"/>
      <text:p text:style-name="P45">6. State</text:p>
      <text:p text:style-name="P17"/>
      <text:p text:style-name="P18">Permette a un oggetto di cambiare il proprio comportamento quando il proprio stato interno cambia, usando diverse classi.</text:p>
      <text:p text:style-name="P18"/>
      <text:p text:style-name="P18"><text:soft-page-break/>Partecipanti:</text:p>
      <text:p text:style-name="P18"><text:span text:style-name="T17">Context:</text:span> questo oggetto mantiene un riferimento a un oggetto ConcreteState, che definisce lo stato corrente.</text:p>
      <text:p text:style-name="P18"><text:span text:style-name="T17">State : </text:span>interfaccia / superclasse per i differenti ConcreteState</text:p>
      <text:p text:style-name="P18"><text:span text:style-name="T17">ConcreteState:</text:span> sottoclassi di State; ciascuna definisce un diverso comportamento.</text:p>
      <text:p text:style-name="P18"/>
      <text:p text:style-name="P18">Impiego:</text:p>
      <text:p text:style-name="P18"/>
      <text:p text:style-name="P19">Nel Server, esistono gli strumenti per generare una mappa manualmente, inserendo le celle e i loro tipi in linea di comando (package server.model.gamemap.qdgenerator).</text:p>
      <text:p text:style-name="P19"/>
      <text:p text:style-name="P19">Ruoli:</text:p>
      <text:p text:style-name="P19"/>
      <text:list xml:id="list6549909087387134113" text:style-name="L15">
        <text:list-item>
          <text:p text:style-name="P96"><text:span text:style-name="T4">Context: </text:span><text:span text:style-name="T16">public</text:span><text:span text:style-name="T5"> </text:span><text:span text:style-name="T16">class</text:span><text:span text:style-name="T5"> CommandLine,</text:span></text:p>
        </text:list-item>
      </text:list>
      <text:p text:style-name="P54"><text:span text:style-name="T2"><text:tab/>che all'interno del metodo </text:span><text:span text:style-name="T5">addCellsData()</text:span></text:p>
      <text:p text:style-name="P54"><text:span text:style-name="T2"><text:tab/>ha il riferimento </text:span><text:span text:style-name="T5">CellAcquirer </text:span><text:span text:style-name="T18">current</text:span><text:span text:style-name="T5"> = </text:span><text:span text:style-name="T16">new</text:span><text:span text:style-name="T5"> SafeCellAcquirer();</text:span></text:p>
      <text:p text:style-name="P20"><text:s text:c="2"/></text:p>
      <text:list xml:id="list1694758563178022363" text:style-name="L16">
        <text:list-item>
          <text:p text:style-name="P97"><text:span text:style-name="T4">State :</text:span><text:span text:style-name="T2"> </text:span><text:span text:style-name="T16">public</text:span><text:span text:style-name="T5"> </text:span><text:span text:style-name="T16">abstract</text:span><text:span text:style-name="T5"> </text:span><text:span text:style-name="T16">class</text:span><text:span text:style-name="T5"> CellAcquirer</text:span></text:p>
        </text:list-item>
      </text:list>
      <text:p text:style-name="P49"/>
      <text:list xml:id="list7165473793863047414" text:style-name="L17">
        <text:list-item>
          <text:p text:style-name="P85">ConcreteState: </text:p>
          <text:list>
            <text:list-item>
              <text:p text:style-name="P98"><text:span text:style-name="T14">public</text:span><text:span text:style-name="T5"> </text:span><text:span text:style-name="T16">class</text:span><text:span text:style-name="T5"> HumanStartingCellAcquirer </text:span><text:span text:style-name="T16">extends</text:span><text:span text:style-name="T5"> CellAcquirer</text:span></text:p>
            </text:list-item>
            <text:list-item>
              <text:p text:style-name="P98"><text:span text:style-name="T14">public</text:span><text:span text:style-name="T5"> </text:span><text:span text:style-name="T16">class</text:span><text:span text:style-name="T5"> AlienStartingCellAcquirer </text:span><text:span text:style-name="T16">extends</text:span><text:span text:style-name="T5"> CellAcquirer</text:span></text:p>
            </text:list-item>
            <text:list-item>
              <text:p text:style-name="P98"><text:span text:style-name="T14">public</text:span><text:span text:style-name="T5"> </text:span><text:span text:style-name="T16">class</text:span><text:span text:style-name="T5"> EscapeCellAcquirer </text:span><text:span text:style-name="T16">extends</text:span><text:span text:style-name="T5"> CellAcquirer</text:span></text:p>
            </text:list-item>
            <text:list-item>
              <text:p text:style-name="P98"><text:span text:style-name="T14">public</text:span><text:span text:style-name="T5"> </text:span><text:span text:style-name="T16">class</text:span><text:span text:style-name="T5"> SafeCellAcquirer </text:span><text:span text:style-name="T16">extends</text:span><text:span text:style-name="T5"> CellAcquirer</text:span></text:p>
            </text:list-item>
            <text:list-item>
              <text:p text:style-name="P98"><text:span text:style-name="T14">public</text:span><text:span text:style-name="T5"> </text:span><text:span text:style-name="T16">class</text:span><text:span text:style-name="T5"> DangerousCellAcquirer </text:span><text:span text:style-name="T16">extends</text:span><text:span text:style-name="T5"> CellAcquirer</text:span></text:p>
            </text:list-item>
          </text:list>
        </text:list-item>
      </text:list>
      <text:p text:style-name="P19"/>
      <text:p text:style-name="P18"/>
      <text:p text:style-name="P18"/>
      <text:p text:style-name="P17">7. Factory (Forse factory method?) è presente?</text:p>
      <text:p text:style-name="P17">/*</text:p>
      <text:p text:style-name="P17"><text:s/>* <text:span text:style-name="T23">Ho riguardato il codice di MapCreator, in realtà si comporta in modo simile ad una factory, ma solo</text:span></text:p>
      <text:p text:style-name="P83"><text:s/>* <text:span text:style-name="T23">in apparenza, in realtà ha uno scopo ed una struttura molto diverse. Se sei d'accordo io questo lo</text:span></text:p>
      <text:p text:style-name="P83"><text:span text:style-name="T23"><text:s/>* toglierei</text:span></text:p>
      <text:p text:style-name="P17"><text:s/>*/</text:p>
      <text:p text:style-name="P21"/>
      <text:p text:style-name="P21"/>
      <text:p text:style-name="P22"/>
      <text:p text:style-name="P23">Factory method : </text:p>
      <text:p text:style-name="P23">Definisce un'interfaccia per creare un oggetto, ma lascia alle sottoclassi la responsabilità di decidere quale sottoclasse dell'oggetto istanziare.</text:p>
      <text:p text:style-name="P23"/>
      <text:p text:style-name="P23">Partecipanti : </text:p>
      <text:p text:style-name="P23"/>
      <text:p text:style-name="P23">Product : Interfaccia degli oggetti creati</text:p>
      <text:p text:style-name="P23"/>
      <text:p text:style-name="P23">Concrete Product: sottotipo di oggetto creato, implementa Product</text:p>
      <text:p text:style-name="P23"/>
      <text:p text:style-name="P23">Creator: dichiara il factory method, che ritorna un oggetto di tipo Product. Il Creator può anche definire <text:soft-page-break/>una implementazione di default del factory method, che ritorna un Concrete Product di default.</text:p>
      <text:p text:style-name="P23"/>
      <text:p text:style-name="P23">Concrete Creator: Sottoclasse di Creator, può effettuare override del factory method per tornare un'instanza di un Concrete Product</text:p>
      <text:p text:style-name="P23"/>
      <text:p text:style-name="P23"/>
      <text:p text:style-name="P23"/>
      <text:p text:style-name="P24">Abstract factory: </text:p>
      <text:p text:style-name="P24">Provvede un'interfaccia per creare famiglie di oggetti correlati, senza specificare in dettaglio le loro classi.</text:p>
      <text:p text:style-name="P24"/>
      <text:p text:style-name="P24">Partecipanti:</text:p>
      <text:p text:style-name="P23">Abstract Factory: <text:s/>L'interfaccia per le operazioni che creano oggetti astratti</text:p>
      <text:p text:style-name="P23"/>
      <text:p text:style-name="P23">ConcreteFactory: Classi che implementano Abstract Factory, e contiene le operazioni per creare degli oggetti</text:p>
      <text:p text:style-name="P23">Abstract Product: Interfaccia per un tipo di oggetto prodotto</text:p>
      <text:p text:style-name="P23">Concrete Product: Oggetto concretamente prodotto da una delle ConcreteFactory, implementa l'interfaccia Abstract Product</text:p>
      <text:p text:style-name="P23">Client: Per interagire con i diversi tipi di factory e di product, usa solo le interfacce gener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4T10:54:28.835471322</dc:date>
    <meta:editing-duration>PT4H7M32S</meta:editing-duration>
    <meta:editing-cycles>98</meta:editing-cycles>
    <meta:generator>LibreOffice/4.3.7.2$Linux_X86_64 LibreOffice_project/430m0$Build-2</meta:generator>
    <meta:document-statistic meta:table-count="0" meta:image-count="0" meta:object-count="0" meta:page-count="6" meta:paragraph-count="161" meta:word-count="1459" meta:character-count="10559" meta:non-whitespace-character-count="9294"/>
  </office:meta>
</office:document-meta>
</file>